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en" fo:country="US" style:font-size-asian="14pt" style:font-name-complex="Calibri1" style:font-size-complex="14pt"/>
    </style:style>
    <style:style style:name="P2" style:family="paragraph" style:parent-style-name="Standard">
      <style:paragraph-properties fo:orphans="0" fo:widows="0"/>
      <style:text-properties style:font-name="Calibri" fo:font-size="14pt" fo:language="en" fo:country="US" style:font-size-asian="14pt" style:font-name-complex="Calibri1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language="en" fo:country="US" style:font-name-complex="Calibri1"/>
    </style:style>
    <style:style style:name="T2" style:family="text">
      <style:text-properties style:font-name="Calibri"/>
    </style:style>
    <style:style style:name="T3" style:family="text">
      <style:text-properties style:font-name="Calibri" fo:font-size="14pt" fo:language="en" fo:country="US" fo:font-weight="bold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language="en" fo:country="US" style:font-size-asian="14pt" style:font-name-complex="Calibri1" style:font-size-complex="14pt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Vadsø museum – Ruija kvenmuseum <text:s/>/ </text:span><text:span text:style-name="T2">Kuttu</text:span></text:p>
      <text:p text:style-name="Standard"><text:span text:style-name="T2">Oversatt til kvensk: Kainun institutti - Kvensk institutt 16.11.2016</text:span></text:p>
      <text:p text:style-name="Standard"/>
      <text:p text:style-name="Standard"/>
      <text:p text:style-name="Standard"><text:span text:style-name="T3">KUTTU</text:span></text:p>
      <text:p text:style-name="P1"/>
      <text:p text:style-name="Standard"><text:span text:style-name="T4">Vadsø museum – Ruija kvenmuseum kuttuu teät tapahtumhaan, jossa aukasemma Varenkintalo/Varangerhus–näyttelyn.</text:span></text:p>
      <text:p text:style-name="P3"/>
      <text:p text:style-name="P4"><text:span text:style-name="T4">Aika: 23. novemperikuuta klo 18.00</text:span></text:p>
      <text:p text:style-name="P4"><text:span text:style-name="T4">Paikka: Grensen 1</text:span></text:p>
      <text:p text:style-name="P2"/>
      <text:p text:style-name="P4"><text:span text:style-name="T4">Randi Berit Sjølie muistelee paikalisesta pykkäystavasta. Kuulema kans musikkia. Kevyt serveeraus.</text:span></text:p>
      <text:p text:style-name="P2"/>
      <text:p text:style-name="P4"><text:span text:style-name="T4">Sishäänpääsy oon ilman</text:span></text:p>
      <text:p text:style-name="P2"/>
      <text:p text:style-name="P4"><text:span text:style-name="T4">Tervettulemaa!</text:span></text:p>
      <text:p text:style-name="P2"/>
      <text:p text:style-name="P2"/>
      <text:p text:style-name="P4"><text:span text:style-name="T4">Nämät oon kuuronheet näyttelyä: Uuistus- ja komunaalidepartementti ja Barentsinsekretariaatti</text:span></text:p>
      <text:p text:style-name="P3"/>
      <text:p text:style-name="P3"/>
      <text:p text:style-name="P2"/>
      <text:p text:style-name="P2"/>
      <text:p text:style-name="P4"><text:span text:style-name="T4">Vadsø museum – Ruija kvenmuseum har gleden av å invitere til åpning av utstillingen Varenkintalo / Varangerhus</text:span></text:p>
      <text:p text:style-name="P4"><text:span text:style-name="T4"> </text:span></text:p>
      <text:p text:style-name="P4"><text:soft-page-break/><text:span text:style-name="T4">23. november kl.18.00</text:span></text:p>
      <text:p text:style-name="P4"><text:span text:style-name="T4">Grensen 1</text:span></text:p>
      <text:p text:style-name="P2"/>
      <text:p text:style-name="P4"><text:span text:style-name="T4">Det blir foredrag ved Randi Berit Sjølie om lokal byggeskikk, musikalsk overraskelse og lett servering.</text:span></text:p>
      <text:p text:style-name="P4"><text:span text:style-name="T4"> </text:span></text:p>
      <text:p text:style-name="P4"><text:span text:style-name="T4">Inngang: gratis</text:span></text:p>
      <text:p text:style-name="P4"><text:span text:style-name="T4"> </text:span></text:p>
      <text:p text:style-name="P4"><text:span text:style-name="T4">Velkommen!</text:span></text:p>
      <text:p text:style-name="P4"><text:span text:style-name="T4"> </text:span></text:p>
      <text:p text:style-name="P4"><text:span text:style-name="T4"> Utstillingen er realisert med støtte fra Moderniserings- og kommunal departementet og Barentssekretariat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2</meta:editing-cycles>
    <meta:creation-date>2016-11-16T14:47:00</meta:creation-date>
    <dc:date>2016-11-16T16:08:00</dc:date>
    <meta:editing-duration>PT48M</meta:editing-duration>
    <meta:generator>LibreOffice/6.4.6.2$Linux_X86_64 LibreOffice_project/40$Build-2</meta:generator>
    <meta:document-statistic meta:table-count="0" meta:image-count="0" meta:object-count="0" meta:page-count="2" meta:paragraph-count="21" meta:word-count="110" meta:character-count="880" meta:non-whitespace-character-count="779"/>
    <meta:user-defined meta:name="AppVersion">14.0000</meta:user-defined>
    <meta:user-defined meta:name="Company">Kainun institutti - 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